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Roboto"/>
    </style:style>
    <style:style style:name="P2" style:family="paragraph" style:parent-style-name="Text_20_body">
      <style:paragraph-properties fo:margin-left="0in" fo:margin-right="0in" fo:margin-top="0.2083in" fo:margin-bottom="0in" style:line-height-at-least="0.198in" fo:orphans="2" fo:widows="2" fo:text-indent="0in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2917in" fo:margin-bottom="0in" style:line-height-at-least="0.198in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bold"/>
    </style:style>
    <style:style style:name="P4" style:family="paragraph" style:parent-style-name="Text_20_body">
      <style:paragraph-properties fo:margin-top="0in" fo:margin-bottom="0in"/>
      <style:text-properties style:font-name="Robo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 Cash on the Blockchain</text:p>
      <text:p text:style-name="P3">Multi Currency Wallet + Digital Paper Wallet</text:p>
      <text:p text:style-name="P4"><text:line-break/>Access a global rapidly growing community of peers and merchants to transact with.</text:p>
      <text:p text:style-name="P4"><text:line-break/>Making moving value as easy as chatting. Moving crypto money as easy as fiat cash. <text:line-break/> <text:line-break/>Push crypto cash payments to friends, family and merchants. </text:p>
      <text:p text:style-name="P4"/>
      <text:p text:style-name="P1">Designed to incorporate  ERC 20 tokens natively.</text:p>
      <text:p text:style-name="Standard"><text:a xlink:type="simple" xlink:href="https://hack.ether.camp/public/wepesa" text:style-name="Internet_20_link" text:visited-style-name="Visited_20_Internet_20_Link">https://hack.ether.camp/public/wepesa</text:a></text:p>
      <text:p text:style-name="Standard"/>
      <text:p text:style-name="Standard"><text:a xlink:type="simple" xlink:href="https://github.com/WePesa/wallet" text:style-name="Internet_20_link" text:visited-style-name="Visited_20_Internet_20_Link">https://github.com/WePesa/wallet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23T11:16:26.19</meta:creation-date>
    <dc:date>2016-12-23T11:17:24.23</dc:date>
    <meta:editing-duration>PT5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7" meta:word-count="58" meta:character-count="419"/>
  </office:meta>
</office:document-meta>
</file>